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3.6272in" fo:margin-right="0in" fo:text-align="start" style:justify-single-word="false" fo:text-indent="0in" style:auto-text-indent="false">
        <style:tab-stops/>
      </style:paragraph-properties>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ize="14pt" fo:font-style="italic" fo:font-weight="bold" style:font-size-asian="14pt" style:font-style-asian="italic" style:font-weight-asian="bold" style:font-size-complex="14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chapter explains what Linux is and how it originated. <text:s/>It also briefly covers the development <text:s/>model, as well as some ideological concepts that led to its development.</text:p>
      <text:p text:style-name="Standard"/>
      <text:p text:style-name="Standard">So maybe you heard about Linux from your friend or a coworker, or read about it on Internet. If you want to understand what it is, and try it on your computer, this is a guide for you.</text:p>
      <text:p text:style-name="Standard"/>
      <text:p text:style-name="Standard"/>
      <text:p text:style-name="P1">Prerequisites</text:p>
      <text:p text:style-name="Standard">This book is for average computer users who wants to learn about Linux, and how to use it. There is no prerequisite knowledge you need to have, except a basic ability to operate a computers.</text:p>
      <text:p text:style-name="Standard"/>
      <text:p text:style-name="P2"/>
      <text:p text:style-name="Standard"><text:span text:style-name="T1"><text:tab/><text:tab/><text:tab/><text:tab/><text:tab/><text:tab/></text:span><text:span text:style-name="T2">Contacts</text:span></text:p>
      <text:p text:style-name="Standard">You can contact me at <text:span text:style-name="T3">anonymooselambda@mail.ru</text:span>.</text:p>
      <text:p text:style-name="Standard">This book can be found <text:a xlink:type="simple" xlink:href="https://github.com/LazyParenthesis/BeginningLinux">here</text:a>.</text:p>
      <text:p text:style-name="Standard">If you are a knowledgeable Linux user (or if you have any other skills that would be useful for making of this book), I would appreciate your help. Contact me with any suggestions you have.</text:p>
      <text:p text:style-name="Standard"/>
      <text:p text:style-name="P3">What is Linux?</text:p>
      <text:p text:style-name="Standard"><text:tab/>Linux is an <text:span text:style-name="T1">operating system kernel</text:span>. An <text:span text:style-name="T1">operating system,</text:span> or <text:span text:style-name="T1">OS,</text:span> is a collection of software on your computer which enables you to run other programs such as spreadsheet, web-browser or a game. A <text:span text:style-name="T1">kernel</text:span> is the main component of the OS. It does things like memory and I/O allocation. It makes it possible for several programs on your computer to execute at the same time in a safe environment. If it wasn't for the kernel, there would be havoc, and bad-written programs could crash the computer and destroy data.</text:p>
      <text:p text:style-name="Standard"/>
      <text:p text:style-name="Standard"/>
      <text:p text:style-name="P2">What is Free Software?</text:p>
      <text:p text:style-name="Standard"/>
      <text:p text:style-name="P2">Open-Source vs Free Software</text:p>
      <text:p text:style-name="Standard"/>
      <text:p text:style-name="P2">Where is Linux Used?</text:p>
      <text:p text:style-name="P2"/>
      <text:p text:style-name="Standard"><text:tab/>Linux runs on a lot of different devices. Currently, it is used on 94% of the world's most powerful super-computers. Linux also dominates server market – majority of the web-servers are powered by Linux. Websites such as Google and Facebook host their servers on Linux computers. </text:p>
      <text:p text:style-name="Standard"><text:tab/>Linux also works great on small &amp; less-powerful devices – Android Phones, Kindle and Nook all use Linux kernel. &lt;todo&gt; Raspberry pi? &lt;/todo&gt;</text:p>
      <text:p text:style-name="Standard"><text:tab/>Since Linux is open-source, it can be easily modified to run on almost any device. It means that companies that make products can use it to for their devices with little effort. For example, upcoming Ouya and Piston game consoles will be powered by Linux!</text:p>
      <text:p text:style-name="Standard"/>
      <text:p text:style-name="P2">What are the Advantages and Disadvantages of Running Linux on Desktop?</text:p>
      <text:p text:style-name="Standard"><text:tab/></text:p>
      <text:p text:style-name="Standard">*TODO* Add section on Unix? Or should it be in a later chapter, so a beginner would not get overwhelm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4pt" fo:font-style="italic" fo:font-weight="bold" style:font-size-asian="14pt" style:font-style-asian="italic" style:font-weight-asian="bold" style:font-size-complex="14pt" style:font-style-complex="italic"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span text:style-name="MT1">Linux Beginner's Guide</text:span><text:tab/>Introduc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kostya </meta:initial-creator>
    <meta:creation-date>2013-01-08T12:38:57</meta:creation-date>
    <dc:date>2013-01-08T15:42:26</dc:date>
    <dc:creator>kkostya </dc:creator>
    <meta:editing-duration>PT2H37M4S</meta:editing-duration>
    <meta:editing-cycles>12</meta:editing-cycles>
    <meta:generator>LibreOffice/3.5$Linux_X86_64 LibreOffice_project/350m1$Build-2</meta:generator>
    <meta:document-statistic meta:table-count="0" meta:image-count="0" meta:object-count="0" meta:page-count="1" meta:paragraph-count="20" meta:word-count="404" meta:character-count="2322" meta:non-whitespace-character-count="1922"/>
  </office:meta>
</office:document-meta>
</file>